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4b894" officeooo:paragraph-rsid="0004b894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8a15" officeooo:paragraph-rsid="00068a1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68a15" officeooo:paragraph-rsid="000829c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8a15" officeooo:paragraph-rsid="00090c9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0.5pt" officeooo:rsid="00068a15" officeooo:paragraph-rsid="00068a15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font-size="10.5pt" officeooo:rsid="00068a15" officeooo:paragraph-rsid="000829cd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officeooo:paragraph-rsid="00090c9c"/>
    </style:style>
    <style:style style:name="P8" style:family="paragraph" style:parent-style-name="Standard">
      <style:paragraph-properties fo:text-align="start" style:justify-single-word="false"/>
      <style:text-properties officeooo:paragraph-rsid="000b11ba"/>
    </style:style>
    <style:style style:name="P9" style:family="paragraph" style:parent-style-name="Standard">
      <style:paragraph-properties fo:text-align="center" style:justify-single-word="false" fo:break-before="page"/>
      <style:text-properties fo:font-size="26pt" officeooo:rsid="0004b894" officeooo:paragraph-rsid="0004b894" style:font-size-asian="26pt" style:font-size-complex="26pt"/>
    </style:style>
    <style:style style:name="T1" style:family="text">
      <style:text-properties fo:font-size="12pt" style:font-size-complex="12pt"/>
    </style:style>
    <style:style style:name="T2" style:family="text">
      <style:text-properties fo:font-size="10.5pt" officeooo:rsid="00068a15" style:font-size-asian="10.5pt" style:font-size-complex="10.5pt"/>
    </style:style>
    <style:style style:name="T3" style:family="text">
      <style:text-properties fo:font-size="10.5pt" officeooo:rsid="00090c9c" style:font-size-asian="10.5pt" style:font-size-complex="10.5pt"/>
    </style:style>
    <style:style style:name="T4" style:family="text">
      <style:text-properties fo:font-size="10.5pt" officeooo:rsid="000a4734" style:font-size-asian="10.5pt" style:font-size-complex="10.5pt"/>
    </style:style>
    <style:style style:name="T5" style:family="text">
      <style:text-properties fo:font-size="10.5pt" officeooo:rsid="000b11ba" style:font-size-asian="10.5pt" style:font-size-complex="10.5pt"/>
    </style:style>
    <style:style style:name="T6" style:family="text">
      <style:text-properties fo:font-size="10.5pt" officeooo:rsid="000829cd" style:font-size-complex="10.5pt"/>
    </style:style>
    <style:style style:name="T7" style:family="text">
      <style:text-properties officeooo:rsid="000a47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k.Err : Iot based Smart Safety System for <text:span text:style-name="T7">Indian </text:span>Railways</text:p>
      <text:p text:style-name="P1"/>
      <text:p text:style-name="P2"><text:s text:c="28"/>Purnika <text:s text:c="68"/>Megha Kumari</text:p>
      <text:p text:style-name="P3"><text:s text:c="9"/><text:span text:style-name="T6">Dept. of Computer Science Engineering <text:s text:c="22"/>Dept. of Electronics and Communication Engineering</text:span></text:p>
      <text:p text:style-name="P5">Indira Gandhi Delhi Technical University for Women <text:s text:c="11"/>Indira Gandhi Delhi Technical University for Women</text:p>
      <text:p text:style-name="P7"><text:span text:style-name="T2"><text:s text:c="28"/></text:span><text:span text:style-name="T3">Delhi, INDIA</text:span><text:span text:style-name="T2"> <text:s text:c="75"/></text:span><text:span text:style-name="T3">Delhi, INDIA</text:span></text:p>
      <text:p text:style-name="P7"><text:span text:style-name="T3"><text:s text:c="11"/></text:span><text:a xlink:type="simple" xlink:href="mailto:purnika095btcse17@igdtuw.ac.in" text:style-name="Internet_20_link" text:visited-style-name="Visited_20_Internet_20_Link"><text:span text:style-name="T4">purnika095btcse17@igdtuw.ac.in</text:span></text:a><text:span text:style-name="T4"> <text:s text:c="46"/></text:span><text:a xlink:type="simple" xlink:href="mailto:megha100btcse16@igdtuw.ac.in" text:style-name="Internet_20_link" text:visited-style-name="Visited_20_Internet_20_Link"><text:span text:style-name="T5">megha100btece16@igdtuw.ac.in</text:span></text:a><text:span text:style-name="T5"> </text:span></text:p>
      <text:p text:style-name="P5"/>
      <text:p text:style-name="P5"/>
      <text:p text:style-name="P6"><text:s text:c="16"/><text:span text:style-name="T1"><text:s text:c="3"/>Ruchika Bawa Gosain <text:s text:c="54"/>Mahima Sharma</text:span></text:p>
      <text:p text:style-name="P4"><text:span text:style-name="T6"><text:s text:c="2"/></text:span><text:s text:c="7"/><text:span text:style-name="T6">Dept. of Computer Science Engineering <text:s text:c="22"/>Dept. of Electronics and Communication Engineering</text:span></text:p>
      <text:p text:style-name="P6">Indira Gandhi Delhi Technical University for Women<text:span text:style-name="T1"> <text:s text:c="10"/></text:span>Indira Gandhi Delhi Technical University for Women</text:p>
      <text:p text:style-name="P7"><text:span text:style-name="T2"><text:s text:c="28"/></text:span><text:span text:style-name="T3">Delhi, INDIA</text:span><text:span text:style-name="T2"> <text:s text:c="75"/></text:span><text:span text:style-name="T3">Delhi, INDIA</text:span></text:p>
      <text:p text:style-name="P8"><text:span text:style-name="T3"><text:s text:c="12"/></text:span><text:a xlink:type="simple" xlink:href="mailto:ruchika103btcse17@igdtuw.ac.in" text:style-name="Internet_20_link" text:visited-style-name="Visited_20_Internet_20_Link"><text:span text:style-name="T4">ruchika103btcse17@igdtuw.ac.in</text:span></text:a><text:span text:style-name="T4"> <text:s text:c="44"/></text:span><text:a xlink:type="simple" xlink:href="mailto:mahima100btcse16@igdtuw.ac.in" text:style-name="Internet_20_link" text:visited-style-name="Visited_20_Internet_20_Link"><text:span text:style-name="T5">mahima100btece16@igdtuw.ac.in</text:span></text:a><text:span text:style-name="T5"> </text:span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1:18:27.362641582</meta:creation-date>
    <dc:date>2019-02-14T22:16:56.931224174</dc:date>
    <meta:editing-duration>PT6M13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4" meta:paragraph-count="11" meta:word-count="80" meta:character-count="1234" meta:non-whitespace-character-count="592"/>
  </office:meta>
</office:document-meta>
</file>